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2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AMPOAVE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LEGRIA SOPLIN, CESAR ANTON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3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LEGRIA SOPLIN, CESAR ANTON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ATOS BB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41647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6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1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2T19:12:3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